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71cm" fo:margin-left="0cm" table:align="left"/>
    </style:style>
    <style:style style:name="Tableau1.A" style:family="table-column">
      <style:table-column-properties style:column-width="2.836cm"/>
    </style:style>
    <style:style style:name="Tableau1.B" style:family="table-column">
      <style:table-column-properties style:column-width="2.662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2.461cm"/>
    </style:style>
    <style:style style:name="Tableau1.E" style:family="table-column">
      <style:table-column-properties style:column-width="1.905cm"/>
    </style:style>
    <style:style style:name="Tableau1.F" style:family="table-column">
      <style:table-column-properties style:column-width="1.672cm"/>
    </style:style>
    <style:style style:name="Tableau1.G" style:family="table-column">
      <style:table-column-properties style:column-width="4.757cm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Default_20_Text">
      <style:text-properties style:font-name="Times New Roman" fo:font-style="normal" style:font-style-asian="normal" style:font-style-complex="normal"/>
    </style:style>
    <style:style style:name="P13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Heading">
      <style:text-properties fo:color="#99284c" style:font-name="Times New Roman" style:font-size-asian="10pt" style:font-size-complex="10pt"/>
    </style:style>
    <style:style style:name="P15" style:family="paragraph" style:parent-style-name="Table_20_Contents">
      <style:text-properties officeooo:paragraph-rsid="001c61df"/>
    </style:style>
    <style:style style:name="P16" style:family="paragraph" style:parent-style-name="Table_20_Contents">
      <style:text-properties style:font-name="Times New Roman" fo:font-size="10pt" fo:font-style="normal" officeooo:rsid="0011caf7" officeooo:paragraph-rsid="001c61df" style:font-size-asian="10pt" style:font-style-asian="normal" style:font-size-complex="10pt" style:font-style-complex="normal"/>
    </style:style>
    <style:style style:name="T1" style:family="text">
      <style:text-properties officeooo:rsid="000d467e"/>
    </style:style>
    <style:style style:name="T2" style:family="text">
      <style:text-properties officeooo:rsid="0011adfa"/>
    </style:style>
    <style:style style:name="T3" style:family="text">
      <style:text-properties officeooo:rsid="0011caf7"/>
    </style:style>
    <style:style style:name="T4" style:family="text">
      <style:text-properties officeooo:rsid="001b721a"/>
    </style:style>
    <style:style style:name="T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7" style:family="text">
      <style:text-properties officeooo:rsid="0023ce2d"/>
    </style:style>
    <style:style style:name="T8" style:family="text">
      <style:text-properties officeooo:rsid="00247c92"/>
    </style:style>
    <style:style style:name="T9" style:family="text">
      <style:text-properties style:font-name="Times New Roman" officeooo:rsid="001ff9f9"/>
    </style:style>
    <style:style style:name="T10" style:family="text">
      <style:text-properties officeooo:rsid="001cf265"/>
    </style:style>
    <style:style style:name="T11" style:family="text">
      <style:text-properties officeooo:rsid="001d97f7"/>
    </style:style>
    <style:style style:name="T12" style:family="text">
      <style:text-properties officeooo:rsid="0028ad95"/>
    </style:style>
    <style:style style:name="T13" style:family="text">
      <style:text-properties officeooo:rsid="00113550"/>
    </style:style>
    <style:style style:name="T14" style:family="text">
      <style:text-properties officeooo:rsid="00164496"/>
    </style:style>
    <style:style style:name="T15" style:family="text">
      <style:text-properties officeooo:rsid="001be6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13">PROJECT</text:span></text:p>
      <text:p text:style-name="P3"/>
      <text:p text:style-name="P13"><text:span text:style-name="T11">This is a</text:span><text:span text:style-name="T10">n</text:span><text:span text:style-name="T11"> ODT </text:span><text:span text:style-name="T10">template </text:span><text:span text:style-name="T11">document </text:span><text:span text:style-name="T10">used to generate </text:span><text:span text:style-name="T11">personalized documents for your customers or suppliers.</text:span></text:p>
      <text:p text:style-name="P13"/>
      <text:p text:style-name="P12"><text:span text:style-name="T6">My information</text:span><text:span text:style-name="T5">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5">company_vatnumber = {company_vatnumber}</text:p>
      <text:p text:style-name="P6">company_note = {company_note}</text:p>
      <text:p text:style-name="P6">…</text:p>
      <text:p text:style-name="P3"/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Default_20_Text"/>
      <text:p text:style-name="P6"><text:soft-page-break/></text:p>
      <text:p text:style-name="P7"><text:span text:style-name="T1">Object</text:span> information:</text:p>
      <text:p text:style-name="P4">This is a list of other tags that will be replaced with correct values (tags between {}) :</text:p>
      <text:p text:style-name="Default_20_Text">object_id = {object_id}</text:p>
      <text:p text:style-name="Default_20_Text">object_ref = {object_ref}</text:p>
      <text:p text:style-name="Default_20_Text">object_title = {object_title}</text:p>
      <text:p text:style-name="Default_20_Text">object_description = {object_description}</text:p>
      <text:p text:style-name="Default_20_Text">object_date_creation = {object_date_creation}</text:p>
      <text:p text:style-name="Default_20_Text">object_date_modification = {object_date_modification}</text:p>
      <text:p text:style-name="Default_20_Text">object_date_start = {object_date_start}</text:p>
      <text:p text:style-name="Default_20_Text">object_date_end = {object_date_end}</text:p>
      <text:p text:style-name="Default_20_Text">object_note_private = {object_note_private}</text:p>
      <text:p text:style-name="Default_20_Text">object_note_public = {object_note_public}</text:p>
      <text:p text:style-name="Default_20_Text">object_public = {object_public}</text:p>
      <text:p text:style-name="Default_20_Text">object_statut = {object_statut}</text:p>
      <text:p text:style-name="P6">...</text:p>
      <text:p text:style-name="P4"/>
      <text:p text:style-name="P4"/>
      <text:p text:style-name="P8">Lines of object:</text:p>
      <text:p text:style-name="P4"><text:span text:style-name="T4">T</text:span>his is how to use arrays for lines of objects (<text:span text:style-name="T13">tasks</text:span>). <text:span text:style-name="T3">You must create your array in the document and fill it with following tags:</text:span></text:p>
      <text:p text:style-name="P15">[!-- BEGIN row.lines --]</text:p>
      <text:p text:style-name="Standard"><text:s text:c="8"/>{line_ref}</text:p>
      <text:p text:style-name="Standard"><text:s text:c="8"/>{line_fk_project}</text:p>
      <text:p text:style-name="Standard"><text:s text:c="8"/>{line_projectref}</text:p>
      <text:p text:style-name="Standard"><text:s text:c="8"/>{line_projectlabel}</text:p>
      <text:p text:style-name="Standard"><text:s text:c="8"/>{line_label}</text:p>
      <text:p text:style-name="Standard"><text:s text:c="8"/>{line_description}</text:p>
      <text:p text:style-name="Standard"><text:s text:c="8"/>{line_fk_parent}</text:p>
      <text:p text:style-name="Standard"><text:s text:c="8"/>{line_duration}</text:p>
      <text:p text:style-name="Standard"><text:s text:c="8"/>{line_progress}</text:p>
      <text:p text:style-name="Standard"><text:s text:c="8"/>{line_public}</text:p>
      <text:p text:style-name="Standard"><text:s text:c="8"/>{line_date_start}</text:p>
      <text:p text:style-name="Standard"><text:s text:c="8"/>{line_date_end}</text:p>
      <text:p text:style-name="P16">[!-- END row.lines --]</text:p>
      <text:p text:style-name="P4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>
            <table:table-cell table:style-name="Tableau1.A1" office:value-type="string">
              <text:p text:style-name="P14">__<text:span text:style-name="T14">Ref</text:span>__</text:p>
            </table:table-cell>
            <table:table-cell table:style-name="Tableau1.A1" office:value-type="string">
              <text:p text:style-name="P14">__<text:span text:style-name="T14">Label</text:span>__</text:p>
            </table:table-cell>
            <table:table-cell table:style-name="Tableau1.A1" office:value-type="string">
              <text:p text:style-name="P14">__<text:span text:style-name="T14">DateStart__</text:span></text:p>
            </table:table-cell>
            <table:table-cell table:style-name="Tableau1.A1" office:value-type="string">
              <text:p text:style-name="P14">__<text:span text:style-name="T14">DateEnd__</text:span></text:p>
            </table:table-cell>
            <table:table-cell table:style-name="Tableau1.A1" office:value-type="string">
              <text:p text:style-name="P14">__<text:span text:style-name="T14">Description</text:span><text:span text:style-name="T2">__</text:span></text:p>
            </table:table-cell>
            <table:table-cell table:style-name="Tableau1.A1" office:value-type="string">
              <text:p text:style-name="P14">__<text:span text:style-name="T14">Duration</text:span><text:span text:style-name="T2">__</text:span></text:p>
            </table:table-cell>
            <table:table-cell table:style-name="Tableau1.G1" office:value-type="string">
              <text:p text:style-name="P14">__<text:span text:style-name="T14">Progress</text:span><text:span text:style-name="T2">__</text:span></text:p>
            </table:table-cell>
          </table:table-row>
        </table:table-header-rows>
        <table:table-row>
          <table:table-cell table:style-name="Tableau1.A2" office:value-type="string">
            <text:p text:style-name="Table_20_Contents">[!-- BEGIN row.lines --]{line_ref}</text:p>
          </table:table-cell>
          <table:table-cell table:style-name="Tableau1.B2" office:value-type="string">
            <text:p text:style-name="Table_20_Contents">{line_label}</text:p>
          </table:table-cell>
          <table:table-cell table:style-name="Tableau1.C2" office:value-type="string">
            <text:p text:style-name="Standard">{line_date_start}</text:p>
          </table:table-cell>
          <table:table-cell table:style-name="Tableau1.D2" office:value-type="string">
            <text:p text:style-name="Standard">{line_date_end}</text:p>
          </table:table-cell>
          <table:table-cell table:style-name="Tableau1.E2" office:value-type="string">
            <text:p text:style-name="Table_20_Contents">{line_description}</text:p>
          </table:table-cell>
          <table:table-cell table:style-name="Tableau1.F2" office:value-type="string">
            <text:p text:style-name="Table_20_Contents">{line_duration}</text:p>
          </table:table-cell>
          <table:table-cell table:style-name="Tableau1.G2" office:value-type="string">
            <text:p text:style-name="Table_20_Contents">{line_progress}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<text:span text:style-name="T12">available </text:span>tags, see on user documentation about <text:span text:style-name="T8">using </text:span><text:span text:style-name="T7">ODT templates</text:span> on wiki:</text:p>
      <text:p text:style-name="P1"><text:a xlink:type="simple" xlink:href="http://wiki.dolibarr.org/index.php/Create_an_ODT_document_template"><text:span text:style-name="T9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5T19:08:15</dc:date>
    <meta:editing-duration>P1DT2H35M36S</meta:editing-duration>
    <meta:editing-cycles>69</meta:editing-cycles>
    <meta:generator>LibreOffice/3.6$Linux_X86_64 LibreOffice_project/360m1$Build-2</meta:generator>
    <dc:creator>Bobby Jerico</dc:creator>
    <meta:document-statistic meta:table-count="1" meta:image-count="0" meta:object-count="0" meta:page-count="2" meta:paragraph-count="100" meta:word-count="336" meta:character-count="3311" meta:non-whitespace-character-count="2983"/>
    <meta:user-defined meta:name="Información 1"/>
    <meta:user-defined meta:name="Información 2"/>
    <meta:user-defined meta:name="Información 3"/>
    <meta:user-defined meta:name="Información 4"/>
  </office:meta>
</office:document-meta>
</file>